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179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1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07cm" fo:break-before="auto" style:use-optimal-row-height="true"/>
    </style:style>
    <style:style style:name="ro8" style:family="table-row">
      <style:table-row-properties style:row-height="1.219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9">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number-columns-repeated="2"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number-columns-repeated="2" table:style-name="ce16" office:value-type="string" calcext:value-type="string">
            <text:p>Welches Gefahrenlevel an Zutaten gerade sicher aufgedeckt werden kann, siehst du auf diesem Panel:</text:p>
          </table:table-cell>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number-columns-repeated="2"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number-columns-repeated="2"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6">
          <table:table-cell office:value-type="string" calcext:value-type="string">
            <text:p>lexl9</text:p>
          </table:table-cell>
          <table:table-cell table:number-columns-repeated="2"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number-columns-repeated="1021"/>
        </table:table-row>
        <table:table-row table:style-name="ro7">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2">
          <table:table-cell office:value-type="string" calcext:value-type="string">
            <text:p>lexr10</text:p>
          </table:table-cell>
          <table:table-cell table:number-columns-repeated="2"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9">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kommen im Cypher Sweeper Tutorium, in diesem Level lernst du die Spielgrundlagen und wie man gewinnt. Schließe diese Nachricht und decke ein Feld auf, um zu beginnen.</text:p>
          </table:table-cell>
          <table:table-cell table:number-columns-repeated="1021"/>
        </table:table-row>
        <table:table-row table:style-name="ro1">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Jetzt, wo du ein bisschen über das Rezept weißt, das wir entziffern, bist du bereit für gefährlicheres Wissen, sprich [b]Zutaten[/b], aber berühre nicht das Flamel! (Wert 5)</text:p>
          </table:table-cell>
          <table:table-cell table:number-columns-repeated="1021"/>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Du hast fast komplettes Wissen über das Rezept und musst nur mehr das [b]Flamel[/b] aufdecken (es funktioniert wie die schwarze Billardkugel).</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iere! Du hast Level verstanden.</text:p>
            <text:p>Nächstes Thema: Typen!</text:p>
          </table:table-cell>
          <table:table-cell table:number-columns-repeated="1021"/>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office:value-type="string" calcext:value-type="string">
            <text:p>In diesem Level lernst du höhere [b]Zutatenlevels[/b] kennen. Es gibt hier Pilze und Kräuter, aber erstmal musst du dich nur mit einer [b]Zutat[/b] beschäftigen.</text:p>
          </table:table-cell>
          <table:table-cell table:number-columns-repeated="1021"/>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Du hast die Typen verstanden. Nächstes Thema: Werkzeuge!</text:p>
          </table:table-cell>
          <table:table-cell table:number-columns-repeated="1021"/>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 not uncover them safely. Doing so is strictly optimal, as it also helps you to level up a bit faster.</text:p>
          </table:table-cell>
          <table:table-cell table:number-columns-repeated="1022"/>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Du hast das Tutorium gemeistert, viel Glück in der Arkade!</text:p>
          </table:table-cell>
          <table:table-cell table:number-columns-repeated="1021"/>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table:number-columns-repeated="1022"/>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table:number-columns-repeated="1022"/>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table:number-columns-repeated="1022"/>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table:number-columns-repeated="1022"/>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table:number-columns-repeated="1022"/>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table:number-columns-repeated="1022"/>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C66 Tabelle1.B68:Tabelle1.B68 Tabelle1.B70:Tabelle1.C70 Tabelle1.C78:Tabelle1.E78 Tabelle1.G78:Tabelle1.AMJ78 Tabelle1.C79:Tabelle1.AMJ1048576 Tabelle1.B106:Tabelle1.B1048576 Tabelle1.B2:Tabelle1.AMJ53 Tabelle1.A1:Tabelle1.A1048576 Tabelle1.C72:Tabelle1.C75">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7T14:20:08.104315820</dc:date>
    <meta:editing-duration>P9DT13H14M51S</meta:editing-duration>
    <meta:editing-cycles>89</meta:editing-cycles>
    <meta:document-statistic meta:table-count="1" meta:cell-count="480" meta:object-count="0"/>
    <meta:user-defined meta:name=""/>
  </office:meta>
</office:document-meta>
</file>